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00000000B4150878E3.png" manifest:media-type=""/>
  <manifest:file-entry manifest:full-path="Pictures/100000000000060000000480072E6D0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7cm" fo:min-width="26.93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fit-to-size="false" fo:min-height="13.61cm"/>
    </style:style>
    <style:style style:name="pr8" style:family="presentation" style:parent-style-name="Default-title">
      <style:graphic-properties fo:min-height="2.457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text-properties fo:color="#000000" fo:font-size="28pt" style:font-size-asian="28pt" style:font-size-complex="28pt"/>
    </style:style>
    <style:style style:name="P4" style:family="paragraph">
      <style:text-properties fo:font-size="12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152cm"/>
    </style:style>
    <style:style style:name="P7" style:family="paragraph">
      <style:paragraph-properties fo:margin-top="0cm" fo:margin-bottom="0.152cm"/>
      <style:text-properties fo:font-size="24pt" style:font-size-asian="24pt" style:font-size-complex="24pt"/>
    </style:style>
    <style:style style:name="P8" style:family="paragraph">
      <style:paragraph-properties fo:margin-top="0cm" fo:margin-bottom="0.254cm"/>
    </style:style>
    <style:style style:name="P9" style:family="paragraph">
      <style:paragraph-properties fo:margin-top="0cm" fo:margin-bottom="0.254cm"/>
      <style:text-properties fo:font-family="'Courier 10 Pitch'" style:font-pitch="fixed"/>
    </style:style>
    <style:style style:name="T1" style:family="text">
      <style:text-properties fo:color="#be311a" fo:font-family="Arial" style:font-pitch="variable" fo:font-size="48pt" fo:language="nl" fo:country="NL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2" style:family="text">
      <style:text-properties fo:color="#be311a" fo:font-family="Arial" style:font-pitch="variable" fo:font-size="48pt" fo:language="en" fo:country="GB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ff0000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family="'Andale Mono'" style:font-pitch="fixe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Ariel"/>
    </style:style>
    <style:style style:name="T10" style:family="text">
      <style:text-properties fo:color="#008000"/>
    </style:style>
    <style:style style:name="T11" style:family="text">
      <style:text-properties fo:font-family="Arial" style:font-family-generic="swiss" style:font-pitch="variable" fo:font-size="24pt" style:font-size-asian="24pt" style:font-size-complex="24pt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font-family="'Courier 10 Pitch'" style:font-pitch="fixed" fo:font-size="24pt" style:font-size-asian="24pt" style:font-size-complex="24pt"/>
    </style:style>
    <style:style style:name="T14" style:family="text">
      <style:text-properties fo:font-family="Ariel" fo:font-size="22pt" style:font-size-asian="22pt" style:font-size-complex="22pt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font-family="Ariel" fo:font-size="24pt" style:font-size-asian="24pt" style:font-size-complex="24pt"/>
    </style:style>
    <style:style style:name="T17" style:family="text">
      <style:text-properties fo:font-family="'Courier 10 Pitch'" style:font-pitch="fixed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000" fo:font-size="22pt" style:font-size-asian="22pt" style:font-size-complex="22pt"/>
    </style:style>
    <style:style style:name="T21" style:family="text">
      <style:text-properties fo:font-family="Ariel" fo:font-size="16pt" style:font-size-asian="16pt" style:font-size-complex="16pt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family="'Courier 10 Pitch'" style:font-pitch="fixed"/>
    </style:style>
    <style:style style:name="T24" style:family="text">
      <style:text-properties fo:font-family="'Courier 10 Pitch'" style:font-pitch="fixed" fo:font-size="26pt" style:font-size-asian="26pt" style:font-size-complex="26pt"/>
    </style:style>
    <style:style style:name="T25" style:family="text">
      <style:text-properties fo:font-family="Ariel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ff0000" fo:font-family="Ariel" fo:font-size="22pt" style:font-size-asian="22pt" style:font-size-complex="22pt"/>
    </style:style>
    <style:style style:name="T27" style:family="text">
      <style:text-properties fo:color="#008000" fo:font-family="Ariel" fo:font-size="22pt" style:font-size-asian="22pt" style:font-size-complex="22pt"/>
    </style:style>
    <style:style style:name="T28" style:family="text">
      <style:text-properties fo:color="#000080" fo:font-family="Ariel" fo:font-size="22pt" style:font-size-asian="22pt" style:font-size-complex="22pt"/>
    </style:style>
    <style:style style:name="T29" style:family="text">
      <style:text-properties style:use-window-font-color="true" fo:font-family="Ariel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6.707cm" svg:height="4.711cm" svg:x="0.35cm" svg:y="4.964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Advanced stimulus pres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259cm" svg:height="2.697cm" svg:x="0cm" svg:y="16.223cm">
          <draw:text-box>
            <text:p><text:span text:style-name="T3">Jason Farquhar (coordinator)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 : Advanced Stimilus Presentation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Understand: </text:p>
                <text:list>
                  <text:list-item>
                    <text:p>why precise stimulus timing requirements mean we need to run the stimulus generation in a separate process and use more accurate stimulus presentation methods</text:p>
                  </text:list-item>
                </text:list>
              </text:list-item>
              <text:list-item>
                <text:p>Know how to:</text:p>
                <text:list>
                  <text:list-item>
                    <text:p>Use <text:span text:style-name="T5"><text:a xlink:href="http://www.psychtoolbox.org/" xlink:type="simple">Psychtoolbox</text:a></text:span> for more precise auditory/visual stimulus generation and ti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view : Visual Speller Example. <text:s/>Solutions and discussion of problems </text:p>
              </text:list-item>
              <text:list-item>
                <text:p>Hands-on : Psychtoolbox based visual speller stimulus</text:p>
              </text:list-item>
            </text:list>
            <text:p>Break</text:p>
            <text:list text:continue-numbering="true" text:style-name="L3">
              <text:list-item>
                <text:p>Test run: 'DCC visitation presentation' </text:p>
              </text:list-item>
            </text:list>
            <text:p>break</text:p>
            <text:list text:continue-numbering="true" text:style-name="L3">
              <text:list-item>
                <text:p>Discussion: Possible projec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Visual Matrix Speller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visual matrix speller based BCI experiment consisting of 3 blocks:</text:p>
                <text:list>
                  <text:list-item>
                    <text:p>1) Training/Calibration Block : where the user is presented with matrix speller stimuli and an instruction on which target to attend to</text:p>
                  </text:list-item>
                  <text:list-item>
                    <text:p>2) Classifier Training Blocks : where the saved labelled data from the calibration block is used to train an ERP classifier</text:p>
                  </text:list-item>
                  <text:list-item>
                    <text:p>3) Testing Block : where the trained classifier is used predict which symbol the user is attending to and at the end of the sequence this prediction is used to generate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cussion – Timing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Timing issues due to:</text:p>
                <text:list>
                  <text:list-item>
                    <text:p>Non-interruptable/single-thread nature of MATLAB</text:p>
                  </text:list-item>
                  <text:list-item>
                    <text:p><text:span text:style-name="T5">Slow </text:span><text:span text:style-name="T6">matlab based drawing command</text:span></text:p>
                  </text:list-item>
                  <text:list-item>
                    <text:p><text:span text:style-name="T5">Variable length </text:span><text:span text:style-name="T6">matlab based drawing commands</text:span></text:p>
                  </text:list-item>
                  <text:list-item>
                    <text:p><text:span text:style-name="T6">Lack of information about exactly </text:span><text:span text:style-name="T5">when</text:span><text:span text:style-name="T6"> stimulus was presented (just start/end time of </text:span><text:span text:style-name="T7">drawnow</text:span><text:span text:style-name="T6"> command)</text:span></text:p>
                  </text:list-item>
                  <text:list-item>
                    <text:p>Once function starts executing it blocks CPU until it's finished..</text:p>
                    <text:p/>
                  </text:list-item>
                </text:list>
              </text:list-item>
            </text:list>
            <text:p><text:span text:style-name="T5">Solution</text:span>:</text:p>
            <text:list text:continue-numbering="true" text:style-name="L3">
              <text:list-item>
                <text:p>Use something designed for high speed, high precision stimulus presentation, e.g. <text:a xlink:href="../www.visionegg.org" xlink:type="simple">Vision Egg</text:a> (Python) or <text:a xlink:href="../www.pygame.org" xlink:type="simple">PyGame</text:a> (Python) or <text:a xlink:href="../www.neurobs.com/presentation" xlink:type="simple">Presentation</text:a> etc.</text:p>
              </text:list-item>
              <text:list-item>
                <text:p><text:a xlink:href="../psychtoolbox.org" xlink:type="simple">Psychtoolbox</text:a> – a MATLAB/Octave (mex/OpenGL/PortAudio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: Psychtoolbox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Matlab's basic drawing commands are, both</text:p>
                <text:list>
                  <text:list-item>
                    <text:p>slow (~70ms to execute) and </text:p>
                  </text:list-item>
                  <text:list-item>
                    <text:p>jittery (+/- 30ms execution time) </text:p>
                  </text:list-item>
                </text:list>
              </text:list-item>
              <text:list-item>
                <text:p>Psychtoolbox <text:span text:style-name="T8">(see </text:span><text:span text:style-name="T8"><text:a xlink:href="http://www.psychtoolbox.org/" xlink:type="simple">www.psychtoolbox.org</text:a></text:span><text:span text:style-name="T8">)</text:span> allows to direct control of the video/audio hardware</text:p>
                <text:list>
                  <text:list-item>
                    <text:p>Very fast (GPU accelerated) drawing (&lt;2ms)</text:p>
                  </text:list-item>
                  <text:list-item>
                    <text:p>Very precise – locked to video hardware (&lt;2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Psychtoolbox (PTB)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Task:</text:p>
            <text:list text:style-name="L3">
              <text:list-item>
                <text:p>Re-write your <text:span text:style-name="T9">visual speller BCI from last week to use Psychtoolbox drawing functions</text:span></text:p>
              </text:list-item>
              <text:list-item>
                <text:p><text:span text:style-name="T9">Compare the timing performance of this version with the Matlab based 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s: System architectur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gain we have a decision:</text:p>
              </text:list-item>
            </text:list>
            <text:list text:style-name="L4">
              <text:list-item>
                <text:list>
                  <text:list-item>
                    <text:p>Keep the drawing code in the experimental control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0">Adv</text:span>: simple to implement</text:p>
                      </text:list-item>
                      <text:list-item>
                        <text:p><text:span text:style-name="T5">Dis</text:span>: less precise, lots other matlab happening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ove the drawing into a new stimulus generat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0">Adv</text:span>: more precise timing (less other stuff going on, just draw &amp; send events)</text:p>
                      </text:list-item>
                      <text:list-item>
                        <text:p><text:span text:style-name="T5">Dis</text:span>: more compl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 : Psychtoolbox</text:p>
          </draw:text-box>
        </draw:frame>
        <draw:frame presentation:style-name="pr7" draw:text-style-name="P7" draw:layer="layout" svg:width="25.199cm" svg:height="14.994cm" svg:x="1.25cm" svg:y="3.531cm" presentation:class="outline" presentation:user-transformed="true">
          <draw:text-box>
            <text:list text:style-name="L3">
              <text:list-item>
                <text:p text:style-name="P6"><text:span text:style-name="T11">Note you can get comprensive help on using PTB functions from there documentation website </text:span></text:p>
                <text:list>
                  <text:list-item>
                    <text:p><text:span text:style-name="T12"><text:a xlink:href="http://docs.psychtoolbox.org/Psychtoolbox" xlink:type="simple">http://docs.psychtoolbox.org/Psychtoolbox</text:a></text:span></text:p>
                  </text:list-item>
                </text:list>
              </text:list-item>
              <text:list-item>
                <text:p><text:span text:style-name="T11">Or, by using normal matlab help</text:span></text:p>
                <text:list>
                  <text:list-item>
                    <text:p><text:span text:style-name="T13">help Snd</text:span></text:p>
                  </text:list-item>
                </text:list>
              </text:list-item>
              <text:list-item>
                <text:p><text:span text:style-name="T11">Or, by using the functions builtin help, adding a '?' to the command</text:span></text:p>
                <text:list>
                  <text:list-item>
                    <text:p><text:span text:style-name="T13">Screen fli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 : Psychtoolbox</text:p>
          </draw:text-box>
        </draw:frame>
        <draw:frame presentation:style-name="pr7" draw:text-style-name="P7" draw:layer="layout" svg:width="25.199cm" svg:height="14.994cm" svg:x="1.25cm" svg:y="3.531cm" presentation:class="outline" presentation:user-transformed="true">
          <draw:text-box>
            <text:list text:style-name="L3">
              <text:list-item>
                <text:p text:style-name="P6"><text:span text:style-name="T12">Screen</text:span></text:p>
                <text:list>
                  <text:list-item>
                    <text:p text:style-name="P6"><text:span text:style-name="T14">All PTB drawing commands use this function with it's first argument specifying what exactly to do</text:span></text:p>
                  </text:list-item>
                  <text:list-item>
                    <text:p text:style-name="P6"><text:span text:style-name="T15">Screen</text:span><text:span text:style-name="T14"> gives a list of subfunctions,</text:span></text:p>
                  </text:list-item>
                  <text:list-item>
                    <text:p text:style-name="P6"><text:span text:style-name="T15">Screen subfunction?</text:span><text:span text:style-name="T14"> Gives help on subfunction</text:span></text:p>
                  </text:list-item>
                </text:list>
              </text:list-item>
              <text:list-item>
                <text:p text:style-name="P6"><text:span text:style-name="T16">Open a PTB window at </text:span><text:span text:style-name="T12">pos</text:span><text:span text:style-name="T16"> with </text:span><text:span text:style-name="T12">bgColor</text:span><text:span text:style-name="T16"> background</text:span></text:p>
                <text:list>
                  <text:list-item>
                    <text:p text:style-name="P6"><text:span text:style-name="T17">wPtr= Screen('OpenWindow',num,bgColor,rect)</text:span></text:p>
                  </text:list-item>
                </text:list>
              </text:list-item>
              <text:list-item>
                <text:p text:style-name="P6"><text:span text:style-name="T18">Update the display after drawing finished:</text:span></text:p>
                <text:list>
                  <text:list-item>
                    <text:p text:style-name="P6"><text:span text:style-name="T15">screen('Flip',wPtr,when);</text:span></text:p>
                  </text:list-item>
                  <text:list-item>
                    <text:p text:style-name="P6"><text:span text:style-name="T19">If when==0 then wait until next refresh, otherwise wait until when is the system time</text:span></text:p>
                  </text:list-item>
                  <text:list-item>
                    <text:p text:style-name="P6"><text:span text:style-name="T19">N.B. Screen </text:span><text:span text:style-name="T20">only</text:span><text:span text:style-name="T19"> changes after a Flip command</text:span></text:p>
                  </text:list-item>
                </text:list>
              </text:list-item>
              <text:list-item>
                <text:p text:style-name="P6"><text:span text:style-name="T18">Texture creation and manipulation commands... see next.</text:span></text:p>
              </text:list-item>
              <text:list-item>
                <text:p text:style-name="P6"><text:span text:style-name="T21">N.B. Add the Psychtoolbox functions to your MATLAB path using:</text:span></text:p>
                <text:list>
                  <text:list-item>
                    <text:p><text:span text:style-name="T22">run ../utilities/initPTBPa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457cm" svg:x="1.4cm" svg:y="0.837cm" presentation:class="title" presentation:user-transformed="true">
          <draw:text-box>
            <text:p>Key Concepts : textures</text:p>
          </draw:text-box>
        </draw:frame>
        <draw:frame presentation:style-name="pr3" draw:layer="layout" svg:width="25.199cm" svg:height="14.778cm" svg:x="1.4cm" svg:y="3.996cm" presentation:class="outline" presentation:user-transformed="true">
          <draw:text-box>
            <text:p>Pyschtoolbox uses hardware based textures for very fast drawing.</text:p>
            <text:list text:style-name="L3">
              <text:list-item>
                <text:p>A texture is an image which is <text:span text:style-name="T5">pre-loaded</text:span> onto the graphics hardware using:</text:p>
                <text:list>
                  <text:list-item>
                    <text:p><text:span text:style-name="T23">textureID=Screen('MakeTexture',wPtr,image)</text:span></text:p>
                  </text:list-item>
                  <text:list-item>
                    <text:p><text:span text:style-name="T23">wPtr</text:span> is handle to the PTB drawing window</text:p>
                  </text:list-item>
                  <text:list-item>
                    <text:p><text:span text:style-name="T23">image</text:span> is a [w x h x 3/4] image matrix</text:p>
                  </text:list-item>
                  <text:list-item>
                    <text:p><text:span text:style-name="T23">texelID</text:span> is a handle to the created texture</text:p>
                  </text:list-item>
                </text:list>
              </text:list-item>
              <text:list-item>
                <text:p>A texture can then be drawn to the screen <text:span text:style-name="T5">rapidly</text:span> using:</text:p>
                <text:list>
                  <text:list-item>
                    <text:p><text:span text:style-name="T24">Screen('DrawTextures',wPtr,texelID,srcR,destR,angle,filt,alpha,color)</text:span></text:p>
                  </text:list-item>
                  <text:list-item>
                    <text:p><text:span text:style-name="T23">srcR/destR</text:span> specify rectangles [left top right bottom] (ltbr) of the source image to draw at dest position on the screen</text:p>
                  </text:list-item>
                </text:list>
              </text:list-item>
              <text:list-item>
                <text:p>Importantly: at drawing time the texture can be <text:span text:style-name="T5">manipulated extreemly rapidly</text:span> using the other arguments of 'DrawTextures', e.g.</text:p>
                <text:list>
                  <text:list-item>
                    <text:p>position/size, rotation angle, color, transparancey, etc.</text:p>
                  </text:list-item>
                </text:list>
              </text:list-item>
              <text:list-item>
                <text:p>N.B. The screen is only <text:span text:style-name="T5">actually changed</text:span> when Flip is called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ful function: mkTextureGrid</text:p>
          </draw:text-box>
        </draw:frame>
        <draw:frame presentation:style-name="pr3" draw:text-style-name="P9" draw:layer="layout" svg:width="25.199cm" svg:height="14.147cm" svg:x="1.4cm" svg:y="4.428cm" presentation:class="outline" presentation:user-transformed="true">
          <draw:text-box>
            <text:p text:style-name="P8"><text:span text:style-name="T16">PTB equivalent of initGrid to make a grid of textures:</text:span></text:p>
            <text:p text:style-name="P8"><text:span text:style-name="T12">[texs,srcRs,destRs]=mkTextureGrid(wPtr,symbs)</text:span></text:p>
            <text:list text:style-name="L3">
              <text:list-item>
                <text:p text:style-name="P8"><text:span text:style-name="T12">wPtr –</text:span><text:span text:style-name="T11"> PTB window handle (as returned by Screen('OpenWindow',..))</text:span></text:p>
              </text:list-item>
              <text:list-item>
                <text:p text:style-name="P8"><text:span text:style-name="T12">symbs</text:span><text:span text:style-name="T16"> – cell array of images or text to layout. <text:s/>The shape of Symbs gives the shape of the grid</text:span></text:p>
              </text:list-item>
              <text:list-item>
                <text:p text:style-name="P8"><text:span text:style-name="T12">texs</text:span><text:span text:style-name="T16"> – handles to the textures</text:span></text:p>
              </text:list-item>
              <text:list-item>
                <text:p text:style-name="P8"><text:span text:style-name="T12">srcRs/destRs</text:span><text:span text:style-name="T16"> source/destination rectangles (used in DrawTextures)</text:span></text:p>
              </text:list-item>
              <text:list-item>
                <text:p text:style-name="P8"><text:span text:style-name="T16">N.B. Draw the textures using </text:span><text:span text:style-name="T12">DrawTextures</text:span><text:span text:style-name="T16">, e.g.:</text:span></text:p>
                <text:list>
                  <text:list-header>
                    <text:p text:style-name="P8"><text:span text:style-name="T15">Screen('DrawTextures',wPtr,texs,srcRs,destRs,[],[],[],[255;255;255]*[0 0 0 1 1 1]);</text:span></text:p>
                  </text:list-header>
                  <text:list-item>
                    <text:p text:style-name="P8"><text:span text:style-name="T14">Makes the first 3 textures </text:span><text:span text:style-name="T25">black</text:span><text:span text:style-name="T14"> (with color [0 0 0]) and the last 3 white (with color [255 255 255]) by changing the color </text:span><text:span text:style-name="T26">scaling</text:span><text:span text:style-name="T14"> , i.e. Drawn color= orginalColor .* drawColorScale</text:span></text:p>
                  </text:list-item>
                  <text:list-item>
                    <text:p text:style-name="P8"><text:span text:style-name="T14">Note: in PTB all colors are in [</text:span><text:span text:style-name="T26">r</text:span><text:span text:style-name="T27">g</text:span><text:span text:style-name="T28">b[</text:span><text:span text:style-name="T29">a]</text:span><text:span text:style-name="T14">] with a range from </text:span><text:span text:style-name="T26">0-25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Using PTB (or other dedicated stimulus generation software) means we can get much better stimulus timing accuracy</text:p>
              </text:list-item>
              <text:list-item>
                <text:p>BUT Matlab based is simplier, less code / dependencies</text:p>
                <text:list>
                  <text:list-item>
                    <text:p>And for many, e.g. Movement based, improved timing accuracy has no benefit</text:p>
                  </text:list-item>
                </text:list>
              </text:list-item>
              <text:list-item>
                <text:p>So: think about what you <text:span text:style-name="T5">need</text:span> before you star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0000000480072E6D04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ＭＳ Ｐゴシック'" style:font-pitch-asian="variable" style:font-size-asian="30pt" style:font-style-asian="normal" style:font-weight-asian="bold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MT3" style:family="text">
      <style:text-properties fo:color="#000000" fo:font-family="'Times New Roman'" style:font-family-generic="roman" style:font-pitch="variable" fo:font-size="12pt" fo:language="nl" fo:country="NL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3-05-28T09:53:27</dc:date>
    <dc:creator>Jason Farquhar</dc:creator>
    <meta:editing-duration>P13DT7H56M1S</meta:editing-duration>
    <meta:editing-cycles>110</meta:editing-cycles>
    <meta:generator>LibreOffice/4.0.2.2$Linux_x86 LibreOffice_project/400m0$Build-2</meta:generator>
    <meta:document-statistic meta:object-count="91"/>
  </office:meta>
</office:document-meta>
</file>